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ceptorRegistration.addPathPatterns( List &lt; String &gt; patter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erceptorRegistration.addPathPatterns( String ... 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orRegistration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orRegistration.pathMatcher( PathMatcher path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ceptorRegistration.order( int 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ceptorRegistration.getIntercepto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terceptorRegistration.excludePathPatterns( String ... 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orRegistration.InterceptorRegistration( HandlerInterceptor interce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ceptorRegistration.excludePathPatterns( List &lt; String &gt; patter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